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style:contextual-spacing="false"/>
    </style:style>
    <style:style style:name="P3" style:family="paragraph" style:parent-style-name="Standard">
      <style:paragraph-properties fo:margin-top="0.199cm" fo:margin-bottom="0cm" style:contextual-spacing="false" fo:line-height="135%"/>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top="0cm" fo:margin-bottom="0.109cm" style:contextual-spacing="false"/>
      <style:text-properties fo:font-style="italic" style:font-style-asian="italic" style:font-style-complex="italic"/>
    </style:style>
    <style:style style:name="P6" style:family="paragraph" style:parent-style-name="Heading_20_2">
      <style:paragraph-properties fo:break-before="page"/>
    </style:style>
    <style:style style:name="P7" style:family="paragraph" style:parent-style-name="Text_20_body">
      <style:text-properties officeooo:paragraph-rsid="001b2362"/>
    </style:style>
    <style:style style:name="P8" style:family="paragraph" style:parent-style-name="Text_20_body">
      <style:text-properties officeooo:paragraph-rsid="001e98f2"/>
    </style:style>
    <style:style style:name="P9" style:family="paragraph" style:parent-style-name="Heading_20_4">
      <style:paragraph-properties fo:margin-top="0.199cm" fo:margin-bottom="0cm" style:contextual-spacing="false" fo:line-height="135%"/>
    </style:style>
    <style:style style:name="P10" style:family="paragraph" style:parent-style-name="Heading_20_3">
      <style:text-properties officeooo:paragraph-rsid="0019e4db"/>
    </style:style>
    <style:style style:name="P11" style:family="paragraph" style:parent-style-name="Heading_20_1">
      <style:paragraph-properties fo:text-align="start" style:justify-single-word="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text-properties officeooo:rsid="00120422" officeooo:paragraph-rsid="0019e4db"/>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8" style:family="paragraph">
      <style:paragraph-properties fo:margin-left="1.524cm" fo:margin-right="0cm" fo:text-indent="-1.495cm"/>
    </style:style>
    <style:style style:name="P19" style:family="paragraph">
      <style:paragraph-properties fo:margin-top="0.199cm" fo:margin-bottom="0cm" fo:line-height="135%"/>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18144a" style:font-weight-asian="bold" style:font-weight-complex="bold"/>
    </style:style>
    <style:style style:name="T5" style:family="text">
      <style:text-properties fo:font-style="normal" style:font-style-asian="normal" style:font-style-complex="normal"/>
    </style:style>
    <style:style style:name="T6" style:family="text">
      <style:text-properties fo:language="zxx" fo:country="none"/>
    </style:style>
    <style:style style:name="T7" style:family="text">
      <style:text-properties fo:language="zxx" fo:country="none" fo:font-style="italic"/>
    </style:style>
    <style:style style:name="T8" style:family="text">
      <style:text-properties officeooo:rsid="0024238d"/>
    </style:style>
    <style:style style:name="T9" style:family="text">
      <style:text-properties officeooo:rsid="0019e4db"/>
    </style:style>
    <style:style style:name="T10" style:family="text">
      <style:text-properties officeooo:rsid="001b2362"/>
    </style:style>
    <style:style style:name="T11" style:family="text">
      <style:text-properties officeooo:rsid="001d2870"/>
    </style:style>
    <style:style style:name="T12" style:family="text">
      <style:text-properties officeooo:rsid="001e98f2"/>
    </style:style>
    <style:style style:name="T13" style:family="text">
      <style:text-properties officeooo:rsid="001f6632"/>
    </style:style>
    <style:style style:name="T14" style:family="text">
      <style:text-properties style:use-window-font-color="true"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Ubuntu" fo:font-size="10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italic" style:font-weight-asian="normal" style:font-name-complex="Lohit Hindi" style:font-size-complex="12pt" style:language-complex="hi" style:country-complex="IN" style:font-style-complex="italic"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OCL 923: Critical Methods in Media and Cultural Studies </text:h>
      <text:p text:style-name="P4">Department of Sociology, Lancaster University</text:p>
      <text:h text:style-name="Heading_20_3" text:outline-level="3">Course convenor</text:h>
      <text:p text:style-name="Text_20_body">Adrian Mackenzie, <text:a xlink:type="simple" xlink:href="mailto:a.mackenzie@lancaster.ac.uk">a.mackenzie@lancaster.ac.uk</text:a></text:p>
      <text:h text:style-name="Heading_20_3" text:outline-level="3">Staff contributing to the course</text:h>
      <text:p text:style-name="Text_20_body">Anne Cronin, Debra Ferreday, Adam Fish, Graeme Gilloch, Lucy Suchman, Imogen Tyler</text:p>
      <text:h text:style-name="Heading_20_2" text:outline-level="2">About the course </text:h>
      <text:p text:style-name="Standard">In <text:s/>this <text:s/>course, <text:s/>we <text:s/>explore <text:s/>the <text:s/>relationship <text:s/>between <text:s/>research practices <text:s/>in <text:s/>Media <text:s/>and <text:s/>Cultural <text:s/>Studies <text:s/>(MCS). <text:s/>Compared to many other social science and humanities fields, <text:s text:c="2"/>method <text:s/>in <text:s/>MCS <text:s/>is <text:s/>quite plural. It includes textual analysis, visual analysis, ethnography and participatory approaches. <text:s/>Particularly <text:s/>in <text:s/>cultural <text:s/>theory, <text:s/>it’s <text:s/>often <text:s/>unclear <text:s/>what <text:s/>the <text:s/>methodological <text:s/>approach <text:s/>of <text:s/>a <text:s/>given <text:s/>study <text:s/>is, <text:s/>or <text:s/>what <text:s/>the <text:s/>relationship <text:s/>is <text:s/>between <text:s/>theory, <text:s/>methodology, <text:s/>and <text:s/>research <text:s/>method. <text:s text:c="2"/></text:p>
      <text:p text:style-name="Standard">This course is designed to introduce students to key methodological issues, main approaches, practical techniques, <text:s/>and exemplary cases relevant to media and cultural studies. By the end of the course, students should have a practical grounding in planning and carrying out independent research in the field. It uses recent examples of media and cultural research done here at Lancaster to give a taste of particular research methods and approaches, and encourage an exploration of their theoretical and practical implications and consequences. Participants in the course will also discuss and critically evaluate different methodological approaches and learn how to draw on these discussions as a starting point for your own research. </text:p>
      <text:p text:style-name="Text_20_body">A groupwork project is key part of this course. Running parallel to the academic workshop sessions, <text:s/>you will put various methods and approaches into practice during the group research work. You will be assessed in stages throughout the term (see below for assessment details). The final assessment is based on an <text:s/>essay, due after the Easter break. </text:p>
      <text:h text:style-name="Heading_20_2" text:outline-level="2">Course Content </text:h>
      <text:p text:style-name="Standard">The course is divided into 3 parts: Textual Analysis, Visual Analysis and Field Work, each covering a different aspect of research in media and cultural studies. Areas covered within these topics include: </text:p>
      <text:list xml:id="list6307504990845213536" text:style-name="L1">
        <text:list-item>
          <text:p text:style-name="P12">The range of objects, things, events and processes studied in media and cultural studies;</text:p>
        </text:list-item>
        <text:list-item>
          <text:p text:style-name="P12">Key research methods and their relation to associated discipines (sociology, anthropology, history, gender and womens studies, science and technology studies, film studies, philosophy);</text:p>
        </text:list-item>
        <text:list-item>
          <text:p text:style-name="P12">The relationship between theory and practice;</text:p>
        </text:list-item>
        <text:list-item>
          <text:p text:style-name="P12">Experience, reflexivity, <text:s/>and ethics (including research ethics);</text:p>
        </text:list-item>
        <text:list-item>
          <text:p text:style-name="P12"><text:soft-page-break/>Situated knowledges, participatory and activist methods;</text:p>
        </text:list-item>
        <text:list-item>
          <text:p text:style-name="P12">Media production/consumption.</text:p>
        </text:list-item>
      </text:list>
      <text:h text:style-name="Heading_20_2" text:outline-level="2">Assessment</text:h>
      <text:p text:style-name="Standard">Assessment takes the form of an ongoing research project, carried out in groups, documented in a group research blog (further details on this below). The group research project is intended to introduce you to the process of preparing a research proposal, designing and writing methodology, carrying out research and reflecting critically on the production of knowledge. </text:p>
      <text:p text:style-name="Standard">Assessment for this course is based on <text:span text:style-name="T3">85</text:span>% written work and <text:span text:style-name="T3">15</text:span>% presentation, as follows: </text:p>
      <text:list xml:id="list367078593001491609" text:style-name="L2">
        <text:list-item>
          <text:p text:style-name="P13">Group work: research blog <text:span text:style-name="T3">25</text:span>%; Final draft submitted in <text:span text:style-name="T3">week </text:span><text:span text:style-name="T3">9, 14 March, 5pm</text:span> </text:p>
        </text:list-item>
        <text:list-item>
          <text:p text:style-name="P13">Group work: presentation of research questions <text:span text:style-name="T3">15</text:span>% <text:span text:style-name="T3">Week 10, </text:span><text:span text:style-name="T3">18 March</text:span><text:span text:style-name="T3"> </text:span></text:p>
        </text:list-item>
        <text:list-item>
          <text:p text:style-name="P13">Individual essay on research (3000 words) <text:span text:style-name="T3">60</text:span>% <text:span text:style-name="T3">Monday Week 2, Summer term, 2</text:span><text:span text:style-name="T4">8</text:span><text:span text:style-name="T3"> April 2014, 5pm.</text:span> </text:p>
        </text:list-item>
      </text:list>
      <text:p text:style-name="Standard">Full details of assessment will be discussed in the first seminar. </text:p>
      <text:h text:style-name="Heading_20_2" text:outline-level="2">R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1">Inside Culture: Re-Imagining the Method of Cultural Studies</text:span>. London: Sage.</text:p>
      <text:p text:style-name="Standard">Another would be: Angela McRobbie (2005) <text:span text:style-name="T1">The uses of cultural studies: A textbook</text:span>, London: Sage. <text:s/>This assumes more theoretical background knowledge. </text:p>
      <text:p text:style-name="Standard">A good textbook for the visual components of the course would be Gillian Rose (2007) <text:span text:style-name="T2">Visual methodologies : an introduction to the interpretation of visual materials</text:span>, London : Sage. There are several copies in the library: at classmark V8EV &lt;R&gt; (C Floor Green Zone). </text:p>
      <text:p text:style-name="Standard">The journal <text:span text:style-name="T2">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2">Reading the Popular</text:span>, Boston: Unwin Hyman. </text:p>
      <text:p text:style-name="Standard">Stokes, J. (2009) ‘Getting Started’ in <text:span text:style-name="T2">How to do Media and Cultural Studies</text:span>, London, Sage. </text:p>
      <text:p text:style-name="Standard">Highly recommended as a practical guide to planning, carrying out and writing up a research project. </text:p>
      <text:p text:style-name="Standard"><text:soft-page-break/>Storey, J. (2003) <text:span text:style-name="T2">Cultural Studies and the Study of Popular Culture</text:span>, Athens, GA: University of Georgia Press. </text:p>
      <text:h text:style-name="Heading_20_3" text:outline-level="3">Feminist Methodology </text:h>
      <text:p text:style-name="Standard">Fonow, M. M. &amp; Cook, J.A. (Eds) (1991) <text:span text:style-name="T2">Beyond Methodology: Feminist Scholarship as Lived Research</text:span>, Indianapolis: Indiana University Press. </text:p>
      <text:p text:style-name="Standard">Reinharz, S. (1992) Feminist methods in Social Research Oxford: Oxford University Press.Ramazanoglu, C. with Holland, J. (2002) <text:span text:style-name="T2">Feminist Methodology: Challenges and Choices</text:span>, London: Sage. </text:p>
      <text:p text:style-name="Standard">Skeggs, B. (Ed.) (1995)<text:span text:style-name="T2">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2">Researching culture: qualitative method and cultural studies</text:span>, London, Thousand Oaks and New Delhi: Sage. </text:p>
      <text:p text:style-name="Standard">Back, L. (2007)<text:span text:style-name="T2">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2">Interviewing</text:span>, London, Thousand Oaks and New Delhi: Sage. </text:p>
      <text:p text:style-name="Standard">Hine, C. (2000) <text:span text:style-name="T2">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2">Interviewing: A Practical Guide for Students and Professionals</text:span>, Sydney: <text:s/>UNSW Press. </text:p>
      <text:p text:style-name="Standard">Silverman, D. (2000), <text:span text:style-name="T2">Doing Qualitative Research: A practical handbook</text:span>, London: Sage. </text:p>
      <text:p text:style-name="Text_20_body">Weiss, R. (1994), <text:span text:style-name="T2">Learning from Strangers: The Art and Method of Qualitative Interview Studies</text:span>, New York: Free Press </text:p>
      <text:h text:style-name="Heading_20_3" text:outline-level="3">Textual Analysis and Discourse Analysis </text:h>
      <text:p text:style-name="Standard">Barry, P. (2009) <text:span text:style-name="T2">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2">Analysing discourse: textual analysis for social research</text:span>, London: Routledge. </text:p>
      <text:p text:style-name="Standard">Hall, G. (2006) ‘Cultural Studies and Deconstruction’ in G. Hall and C. Birchall, eds.,<text:span text:style-name="T2"> New Cultural </text:span><text:soft-page-break/><text:span text:style-name="T2">Studies: Adventures in Theory</text:span>, Edinburgh University Press, 31-53.Jørgensen, M. and Phillips, L.J. (2002) Discourse analysis as theory and method, London: Sage. </text:p>
      <text:p text:style-name="Standard">Krippendorff, K. (2004) <text:span text:style-name="T2">Content analysis: an introduction to its methodology</text:span>, London: Sage. </text:p>
      <text:p text:style-name="Standard">McQuillan, M. (2001) <text:span text:style-name="T2">Deconstruction: A Reader</text:span>, London: Routledge. </text:p>
      <text:h text:style-name="Heading_20_3" text:outline-level="3">Visual Analysis </text:h>
      <text:p text:style-name="Standard">Barthes, R. <text:span text:style-name="T2">Camera Lucida</text:span> (various editions and translations available in the library). Not a methodological text as such, but one of the key works on photographic images. </text:p>
      <text:p text:style-name="Standard">Pink, S. (2007) <text:span text:style-name="T2">Doing Visual Ethnography: Images, Media, Representation in Research</text:span>, London, Thousand Oaks and New Delhi: Sage. </text:p>
      <text:p text:style-name="Standard">Sontag, S. (1978) <text:span text:style-name="T2">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2">Watching Dallas</text:span>. New York: Metheun. </text:p>
      <text:p text:style-name="Standard">----- (1996) Living Room Wars. Rethinking Media Audiences for a Postmodern World. London and New York, Routledge. </text:p>
      <text:p text:style-name="Standard">Radway, J. (1983) <text:span text:style-name="T2">Reading the Romance</text:span>. Chapel Hill: University of North Carolina Press. </text:p>
      <text:h text:style-name="Heading_20_3" text:outline-level="3">Media technologies and cultural techniques</text:h>
      <text:p text:style-name="Standard">Bolter, J.D. &amp; Grusin, R.A., 2000. <text:span text:style-name="T1">Remediation: understanding new media</text:span>, Cambridge, Mass.: MIT Press.</text:p>
      <text:p text:style-name="P3">Manovich, L., 2002. <text:span text:style-name="T1">The language of new media</text:span>, Cambridge, Mass.: MIT Press.</text:p>
      <text:p text:style-name="P3">Parikka, J., 2012. <text:span text:style-name="T1">What is media archaeology?</text:span>, Cambridge, UK; Malden, MA: Polity Press.</text:p>
      <text:p text:style-name="P3"><text:span text:style-name="T5">Sterne</text:span>, J. 2013.<text:span text:style-name="T1">. MP3: The Meaning of a Format. Durham, </text:span><text:span text:style-name="T5">NC: Duke University Press, 2012</text:span></text:p>
      <text:h text:style-name="Heading_20_3" text:outline-level="3">Planning a Research Project </text:h>
      <text:p text:style-name="Standard">Knight, P. (2003), <text:span text:style-name="T2">Small-Scale Research</text:span>, London: Sage. </text:p>
      <text:p text:style-name="Standard">Walliman, N. (2001) <text:span text:style-name="T2">Your Research Project: a step by step guide for the first time researcher</text:span>, London: Sage.</text:p>
      <text:p text:style-name="Standard"/>
      <text:h text:style-name="Heading_20_2" text:outline-level="2"><text:soft-page-break/>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http://scholar.google.co.uk/</text:a>. This is an academic search engine which links to practically every scholarly publisher and journal. It is particularly useful for finding contemporary work (i.e. published in the last 10-15 years) although some canonical works 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We will practice this in Week 2. </text:p>
      <text:p text:style-name="Standard">Thomson ISI 'Web of Knowledge' is another important bibliographic database, accessible through the Lancaster University Library homepage. It allows downloads of collections of bibliographic records. We will practice working with both databases early in the course (<text:a xlink:type="simple" xlink:href="http://isiknowledge.com/wos">http://isiknowledge.com/wos</text:a>). </text:p>
      <text:p text:style-name="Standard">As postgraduate researchers, you should familiarise yourself with and use bibliographic software to keep track off and format academic and non-academic references in your written work. I recommend Zotero, open source software developed by Digital Humanities at George Mason University (<text:a xlink:type="simple" xlink:href="https://www.zotero.org/">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ext:p text:style-name="P5">Angelaki, </text:p>
      <text:p text:style-name="P5">Body and Society</text:p>
      <text:p text:style-name="P5">Convergence</text:p>
      <text:p text:style-name="P5">Critical Inquiry</text:p>
      <text:p text:style-name="P5">Cultural Studies</text:p>
      <text:p text:style-name="P5">differences</text:p>
      <text:p text:style-name="P5">boundary 2</text:p>
      <text:p text:style-name="P5">Cultural Critique</text:p>
      <text:p text:style-name="P5"><text:soft-page-break/>Cultural Sociology</text:p>
      <text:p text:style-name="P5">Cultural Values</text:p>
      <text:p text:style-name="P5">European Journal of Cultural Studies</text:p>
      <text:p text:style-name="P5">Feminist Media Studies</text:p>
      <text:p text:style-name="P5">Fibreculture</text:p>
      <text:p text:style-name="P5">Inter-Asia Cultural Studies</text:p>
      <text:p text:style-name="P5">International Journal of Cultural Studies</text:p>
      <text:p text:style-name="P5">M/C</text:p>
      <text:p text:style-name="P5">Media and Society</text:p>
      <text:p text:style-name="P5">Media, Culture and Society</text:p>
      <text:p text:style-name="P5">New Formations</text:p>
      <text:p text:style-name="P5">New Media and Society</text:p>
      <text:p text:style-name="P5">Parallax</text:p>
      <text:p text:style-name="P5">Public Culture</text:p>
      <text:p text:style-name="P5">Social Text</text:p>
      <text:p text:style-name="P5">Space and Culture</text:p>
      <text:p text:style-name="P5">Subjectivity</text:p>
      <text:p text:style-name="P5">Substance</text:p>
      <text:p text:style-name="P5">Theory, Culture and Society</text:p>
      <text:p text:style-name="P5">Third Text</text:p>
      <text:p text:style-name="Text_20_body"/>
      <text:h text:style-name="Heading_20_3" text:outline-level="3">How to approach reading for this course </text:h>
      <text:p text:style-name="Standard">Most weeks of the course there are <text:span text:style-name="T3">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3">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8189505119860291216" text:style-name="L3">
        <text:list-item>
          <text:p text:style-name="P14">What method is used in the reading under discussion? What kind of research is it? </text:p>
        </text:list-item>
        <text:list-item>
          <text:p text:style-name="P14">How do you think the area of study was chosen? What institutional, economic, social factors might have underpinned the choice? Does the writer make this explicit? </text:p>
        </text:list-item>
        <text:list-item>
          <text:p text:style-name="P14">Which frameworks of established knowledge are used, referred to, challenged, ignored? Why do you think this is? </text:p>
        </text:list-item>
        <text:list-item>
          <text:p text:style-name="P14"><text:soft-page-break/>Which methods were used for study? Why do they work for carrying out the kind of research the writer is doing? What other methods could have been used? Why weren’t they? </text:p>
        </text:list-item>
      </text:list>
      <text:list xml:id="list9171225610184690997" text:style-name="L4">
        <text:list-item>
          <text:p text:style-name="P15">What do you think the original research questions were? How might these have changed in the process of doing the research? </text:p>
        </text:list-item>
        <text:list-item>
          <text:p text:style-name="P15">How does the writer present him/herself? Do they put themselves into the text, or does it appear objective? How are these effects achieved through the writing style? </text:p>
        </text:list-item>
        <text:list-item>
          <text:p text:style-name="P15">Is the research presented as a ‘final product’, or as more of a process? How much of the researcher’s process is visible in the final piece? </text:p>
        </text:list-item>
        <text:list-item>
          <text:p text:style-name="P15">How did the process of writing influence the final product? What writing style is used? Is it effective? </text:p>
        </text:list-item>
        <text:list-item>
          <text:p text:style-name="P15">How would you have approached the source material that is being discussed? Would you have done things differently? Why? </text:p>
        </text:list-item>
        <text:list-item>
          <text:p text:style-name="P15">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office:annotation><dc:creator>adrian </dc:creator><dc:date>2013-11-26T16:19:48</dc:date><text:p text:style-name="P17"><text:span text:style-name="T14">Me, 14 Jan</text:span></text:p><text:p text:style-name="P18"><text:span text:style-name="T14">Reading </text:span></text:p><text:p><text:span text:style-name="T14">Henry A. Giroux (2001) ‘Cultural Studies as Performative Politics’ </text:span><text:span text:style-name="T15">Cultural Studies: Critical </text:span></text:p><text:p><text:span text:style-name="T15">Methodologies </text:span><text:span text:style-name="T14">1 (1), 5-23. </text:span></text:p><text:p><text:span text:style-name="T14">Jane Stokes (2009) ‘Getting Started’ in </text:span><text:span text:style-name="T15">How to do Media and Cultural Studies</text:span><text:span text:style-name="T14">, London, Sage, </text:span></text:p><text:p><text:span text:style-name="T14">7-37.</text:span></text:p></office:annotation></text:h>
      <text:h text:style-name="Heading_20_3" text:outline-level="3">Part I: Working with texts </text:h>
      <text:h text:style-name="Heading_20_3" text:outline-level="3">Week 2: Working with texts I: Textual Analys<office:annotation><dc:creator>adrian </dc:creator><dc:date>2013-11-26T16:18:51</dc:date><text:p text:style-name="P17"><text:span text:style-name="T14">Imo, 21 Jan</text:span></text:p><text:p text:style-name="P19"><text:span text:style-name="T14"/></text:p><text:p><text:span text:style-name="T14">Joan W. Scott (1988) ‘Deconstructing Equality-versus-Difference: Or, the Uses of Poststructuralist Theory for Feminism’ </text:span><text:span text:style-name="T15">Feminist Studies</text:span><text:span text:style-name="T14"> 14 (1), 32-50. </text:span></text:p><text:p><text:span text:style-name="T14">Jacques Derrida (1982) Excerpt from Différance, trans Alan Bass,</text:span><text:span text:style-name="T15"> Margins of Philosophy</text:span><text:span text:style-name="T14">, Chicago: University of Chicago Press 1982, 3-27. http://hydra.humanities.uci.edu/derrida/diff.html </text:span></text:p></office:annotation>is</text:h>
      <text:p text:style-name="Text_20_body">Guest: Dr Imogen Tyler</text:p>
      <text:h text:style-name="P9" text:outline-level="4">Reading </text:h>
      <text:p text:style-name="Text_20_body">Couldry, Nick. 'Introduction', <text:span text:style-name="T1">Inside Culture: Re-Imagining the Method of Cultural Studies</text:span>. Sage, 2000, 1-19.</text:p>
      <text:p text:style-name="Text_20_body">Tyler, I. &amp; Bennett, B., 2010. ‘Celebrity chav’: Fame, femininity and social class. <text:span text:style-name="T1">European journal of cultural studies</text:span>, 13(3), pp.375–393.</text:p>
      <text:h text:style-name="Heading_20_3" text:outline-level="3">Week 3: Working with texts II: Content Analysis <office:annotation><dc:creator>adrian </dc:creator><dc:date>2013-11-26T16:19:27</dc:date><text:p text:style-name="P17"><text:span text:style-name="T14">Anne, 28 Jan</text:span></text:p><text:p><text:span text:style-name="T14">David Altheide (2006) ‘Terrorism and the Politics of Fear’</text:span><text:span text:style-name="T15"> Cultural Studies Critical Methodologies</text:span><text:span text:style-name="T14"> 6 (4), 415-439. </text:span></text:p></office:annotation></text:h>
      <text:p text:style-name="Text_20_body">Guest: Dr Anne Cronin</text:p>
      <text:h text:style-name="Heading_20_4" text:outline-level="4">Reading </text:h>
      <text:p text:style-name="Text_20_body">Couldry, Nick. ‘Questioning the Text”. In <text:span text:style-name="T1">Inside Culture: Re-Imagining the Method of Cultural Studies</text:span>, Sage, 2000, 67–87.<office:annotation><dc:creator>Unknown Author</dc:creator><dc:date>2014-01-15T11:48:37</dc:date><text:p><text:span text:style-name="T14">Rose, G. 2011. ‘Content Analysis: Counting what you (think you) see’ in </text:span><text:span text:style-name="T15">Visual Methodologies: An Introduction to Researching with Visual Materials</text:span><text:span text:style-name="T14">. Sage, 59-72.</text:span></text:p></office:annotation></text:p>
      <text:p text:style-name="Standard">Cronin, A.M., 2008. Mobility and market research: outdoor advertising and the commercial ontology of the city. <text:span text:style-name="T1">Mobilities</text:span>, 3(1), pp.95–115.</text:p>
      <text:h text:style-name="Heading_20_3" text:outline-level="3"><text:soft-page-break/>Part II: Working with sound and images, audio and visual</text:h>
      <text:h text:style-name="Heading_20_3" text:outline-level="3">Week 4: Studying visual culture <office:annotation><dc:creator>adrian </dc:creator><dc:date>2013-11-26T16:18:44</dc:date><text:p text:style-name="P17"><text:span text:style-name="T14">Debra, 4 Feb – I'm away</text:span></text:p><text:p text:style-name="P17"><text:span text:style-name="T14"/></text:p><text:p><text:span text:style-name="T14">Extract from John Berger (1972) </text:span><text:span text:style-name="T15">Ways of Seeing</text:span><text:span text:style-name="T14">: http://desperate- ingeorgia.blogspot.com/2010/04/ways-of-seeing-by-john-berger.html </text:span></text:p><text:p><text:span text:style-name="T14">Gillian Rose (2007) ‘Researching Visual Materials: towards a critical visual methodology’ </text:span><text:span text:style-name="T15">Visual Methodologies : an introduction to the interpretation of visual materials</text:span><text:span text:style-name="T14">, London : Sage, 1-28. </text:span></text:p></office:annotation></text:h>
      <text:p text:style-name="P3">Guest: Dr Debra Ferreday</text:p>
      <text:h text:style-name="Heading_20_4" text:outline-level="4">Reading </text:h>
      <text:p text:style-name="Text_20_body">Mitchell, W.J.T., 2002. ‘Showing seeing: a critique of visual culture’<text:span text:style-name="T2"> Journal of Visual Culture</text:span> 1 (2), 165-181. </text:p>
      <text:p text:style-name="Text_20_body">Ferreday, D., 2011. Haunted Bodies: Visual Cultures of Anorexia. <text:span text:style-name="T1">Borderlands E-Journal: New Spaces in the Humanities</text:span>, 10(2). Available at: http://eprints.lancs.ac.uk/55275/ [Accessed December 18, 2013].</text:p>
      <text:h text:style-name="Heading_20_3" text:outline-level="3">Week 5: The Visual as Method – photography and film <office:annotation><dc:creator>adrian </dc:creator><dc:date>2013-11-26T16:18:20</dc:date><text:p text:style-name="P17"><text:span text:style-name="T14">Graeme, 11 Feb</text:span></text:p></office:annotation></text:h>
      <text:p text:style-name="Standard">Guest: Dr Graeme Gilloch</text:p>
      <text:h text:style-name="Heading_20_4" text:outline-level="4">Reading </text:h>
      <text:p text:style-name="Text_20_body">Rose, Gillian. ‘The Question of Method: Practice, Reflexivity and Critique in Visual Culture Studies’. In <text:span text:style-name="T1">The Handbook of Visual Culture</text:span>, edited by Ian Heywo<office:annotation><dc:creator>Unknown Author</dc:creator><dc:date>2014-01-21T10:07:31</dc:date><text:p><text:span text:style-name="T14">Sarah Pink (2006) ‘Planning and Practicing “Visual Methods” in </text:span><text:span text:style-name="T15">Doing Visual Ethnography: Images, Media and Representation in Research</text:span><text:span text:style-name="T14">, London, Thousand Oaks and New Delhi: Sage, 40-62. </text:span></text:p></office:annotation>od, Barry Sandywell, Michael Gardiner, Gunalan Nadarajan, and Catherine M Soussloff, <text:s/>London: Berg, 2012, 542–558.</text:p>
      <text:p text:style-name="Text_20_body">Gilloch, Graeme, and Jaeho Kang. ‘“Below the Surface”: Siegfried Kracauer’s “Test-Film” Project’. <text:span text:style-name="T1">New Formations: A Journal of Culture/Theory/Politics</text:span> 61 (2007).</text:p>
      <text:h text:style-name="Heading_20_3" text:outline-level="3">Part III: Working in the field</text:h>
      <text:h text:style-name="Heading_20_3" text:outline-level="3"><office:annotation><dc:creator>adrian </dc:creator><dc:date>2013-11-26T16:14:35</dc:date><text:p text:style-name="P17"><text:span text:style-name="T14">Lucy , 18 Feb</text:span></text:p></office:annotation>Week 6: Describing what happens: ethnography </text:h>
      <text:p text:style-name="Text_20_body"/>
      <text:p text:style-name="Text_20_body">Guest convenor this week: Professor Lucy Suchman</text:p>
      <text:h text:style-name="Heading_20_4" text:outline-level="4">Reading </text:h>
      <text:p text:style-name="Standard">Clifford, James (1986) Introduction: Partial Truths. In J. Clifford &amp; G. Marcus (eds.), <text:span text:style-name="T1">Writing Culture: The poetics and politics of ethnography</text:span> pp. 1-26. Berkeley: University of California.</text:p>
      <text:p text:style-name="P2"><text:span text:style-name="T6">Suchman Lucy A (2012) Configuration. In: Lury C and Wakeford N (eds), </text:span><text:span text:style-name="T7">Devices and the Happening of the Social</text:span><text:span text:style-name="T6">, Routledge, pp. 48–60.</text:span></text:p>
      <text:h text:style-name="Heading_20_3" text:outline-level="3">Week 7: Participating in what happens: media and ethnography<office:annotation><dc:creator>adrian </dc:creator><dc:date>2013-11-26T16:19:15</dc:date><text:p text:style-name="P17"><text:span text:style-name="T14">Adam, 25 Feb</text:span></text:p><text:p><text:span text:style-name="T14">Constance Penley (1997). NASA/Trek: Popular Science and Sex in America. New York: Verso </text:span></text:p><text:p><text:span text:style-name="T14">Gillian Rose (2007) ‘Audience Studies: Studying how television gets watched’ </text:span><text:span text:style-name="T15">Visual methodologies : an introduction to the interpretation of visual materials</text:span><text:span text:style-name="T14">, London : Sage.</text:span></text:p></office:annotation></text:h>
      <text:p text:style-name="P3">Guest: Dr Adam Fish</text:p>
      <text:h text:style-name="Heading_20_4" text:outline-level="4">Reading </text:h>
      <text:p text:style-name="Text_20_body">Back, Les, and Nirmal Puwar. ‘A Manifesto for Live Methods: Provocations and Capacities’. <text:span text:style-name="T1">The Sociological Review</text:span> 60 (2012): 6–17.</text:p>
      <text:p text:style-name="Text_20_body"><text:soft-page-break/>Fish, Adam, 2013. Participatory Television: Convergence, Crowdsourcing, and Neoliberalism. <text:span text:style-name="T1">Communication, Culture &amp; Critique</text:span>, 6(3), pp.372–395.</text:p>
      <text:h text:style-name="Heading_20_3" text:outline-level="3">Part IV: Research projects<text:span text:style-name="T9"> and pre</text:span>sentation<text:span text:style-name="T9">s</text:span></text:h>
      <text:h text:style-name="Heading_20_3" text:outline-level="3">Week 8-9: <text:span text:style-name="T9">Developing the r</text:span>esearch pro<text:span text:style-name="T9">jects </text:span></text:h>
      <text:p text:style-name="P16"><text:span text:style-name="T8">S</text:span>tudents will work in groups, <text:span text:style-name="T8">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8">). All research projects will combine textual, visual and ethnographic methods</text:span>. </text:p>
      <text:p text:style-name="P16"><text:span text:style-name="T8">We will also work on presentations for week 10.</text:span></text:p>
      <text:h text:style-name="P10" text:outline-level="3">Week 10: Student Presentations on research projects</text:h>
      <text:p text:style-name="P7"><text:span text:style-name="T9">In the first half of the session, we will practice the </text:span><text:span text:style-name="T10">15 minute </text:span><text:span text:style-name="T9">presentations. In the second half, another member of staff and Adrian Mackenzie will assess the presentations. </text:span></text:p>
      <text:p text:style-name="P7"><text:span text:style-name="T9"/></text:p>
      <text:p text:style-name="P7"><text:span text:style-name="T10"/></text:p>
      <text:h text:style-name="P6" text:outline-level="2">The group research project: blog <text:span text:style-name="T13">and presentations</text:span></text:h>
      <text:p text:style-name="Text_20_body">The group research project is an important component of this course. It provides an opportunity to conceive of, design, plan and develop a viable media and/or cultural studies research project at a Masters level. You will be assigned to research groups in Week 1, and as mentioned above, you will develop the research proposal and research project throughout the course. Each week, groups will add new questions examples, concepts, references or ideas to the group project.</text:p>
      <text:p text:style-name="Text_20_body">The progress of the project, and the variety of academic, media and other materials that relate to the project should be documented on a research blog during the first 9 weeks of the course. This blog can easily be set up at <text:a xlink:type="simple" xlink:href="http://wordpress.com/">wordpress.com</text:a> or <text:a xlink:type="simple" xlink:href="http://blogger.com/">blogger.com</text:a>. Each member of the research group should have edit access to the blog, and each blog should show individual contributions from all members of the research group. </text:p>
      <text:h text:style-name="Heading_20_3" text:outline-level="3">Assessment criteria for the <text:span text:style-name="T12">group research project </text:span>blog</text:h>
      <text:p text:style-name="Text_20_body">1. The blog should show regular and frequent contributions from all members of a research throughout the course.</text:p>
      <text:p text:style-name="Text_20_body">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Text_20_body">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Text_20_body">4. Effective research blogs will make use of the many different blogging possibilities of displaying images, writing entries, tagging entries to organise them, <text:s/>linking to other sources (including other blogs), and feedback through comments.</text:p>
      <text:h text:style-name="Heading_20_3" text:outline-level="3"><text:span text:style-name="T12">Assessment critieria for the group research project presentations</text:span></text:h>
      <text:p text:style-name="P8"><text:span text:style-name="T10">The presentations should focus on presenting the research design for a group research project. This will </text:span><text:span text:style-name="T11">be asssessed according to way in which it</text:span><text:span text:style-name="T10">:</text:span></text:p>
      <text:p text:style-name="P8"><text:span text:style-name="T10">1. </text:span><text:span text:style-name="T11">Proposes</text:span><text:span text:style-name="T10"> a research topic and research questions;</text:span></text:p>
      <text:p text:style-name="P8"><text:span text:style-name="T10">2. </text:span><text:span text:style-name="T11">Says</text:span><text:span text:style-name="T10"> why this question is interesting in terms of major theories or understandings of media and culture;</text:span></text:p>
      <text:p text:style-name="P8"><text:span text:style-name="T10">3. </text:span><text:span text:style-name="T11">Outlines</text:span><text:span text:style-name="T10"> the relevant academic work on the topic and in relation to the research questions;</text:span></text:p>
      <text:p text:style-name="P8"><text:span text:style-name="T10">4. </text:span><text:span text:style-name="T11">Presents</text:span><text:span text:style-name="T10"> a research methodology designed to address the questions. This research methodology must combine textual, visual and ethnographic approaches. It may also use inventive/live approaches. </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13-14<text:tab/><text:tab/><text:page-number text:select-page="current">10</text:page-number>/<text:page-count>1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4-03-03T16:07:50</dc:date>
    <meta:editing-duration>PT7H37M22S</meta:editing-duration>
    <meta:editing-cycles>101</meta:editing-cycles>
    <meta:generator>LibreOffice/4.0.2.2$Linux_X86_64 LibreOffice_project/400m0$Build-2</meta:generator>
    <meta:printed-by>adrian </meta:printed-by>
    <meta:print-date>2014-01-13T17:12:14.577738378</meta:print-date>
    <dc:creator>adrian </dc:creator>
    <meta:document-statistic meta:table-count="0" meta:image-count="0" meta:object-count="0" meta:page-count="10" meta:paragraph-count="179" meta:word-count="3079" meta:character-count="20491" meta:non-whitespace-character-count="17465"/>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